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e17a7" officeooo:paragraph-rsid="000e17a7"/>
    </style:style>
    <style:style style:name="P2" style:family="paragraph" style:parent-style-name="Text_20_body">
      <style:text-properties officeooo:rsid="00101509" officeooo:paragraph-rsid="00101509"/>
    </style:style>
    <style:style style:name="P3" style:family="paragraph" style:parent-style-name="Text_20_body">
      <style:text-properties officeooo:rsid="00101509" officeooo:paragraph-rsid="001c3d0c"/>
    </style:style>
    <style:style style:name="P4" style:family="paragraph" style:parent-style-name="Text_20_body">
      <style:text-properties officeooo:rsid="002021bc" officeooo:paragraph-rsid="002021bc"/>
    </style:style>
    <style:style style:name="P5" style:family="paragraph" style:parent-style-name="Text_20_body">
      <style:text-properties officeooo:rsid="0021a6a8" officeooo:paragraph-rsid="0021a6a8"/>
    </style:style>
    <style:style style:name="P6" style:family="paragraph" style:parent-style-name="Text_20_body">
      <style:text-properties officeooo:paragraph-rsid="00276e08"/>
    </style:style>
    <style:style style:name="P7" style:family="paragraph" style:parent-style-name="Text_20_body">
      <style:text-properties officeooo:rsid="002d790e" officeooo:paragraph-rsid="002d790e"/>
    </style:style>
    <style:style style:name="P8" style:family="paragraph" style:parent-style-name="Text_20_body">
      <style:text-properties officeooo:rsid="0033056b" officeooo:paragraph-rsid="0033056b"/>
    </style:style>
    <style:style style:name="P9" style:family="paragraph" style:parent-style-name="Text_20_body">
      <style:text-properties officeooo:rsid="0033056b" officeooo:paragraph-rsid="0035cf7c"/>
    </style:style>
    <style:style style:name="P10" style:family="paragraph" style:parent-style-name="Text_20_body">
      <style:text-properties officeooo:rsid="0033056b" officeooo:paragraph-rsid="0038ec3a"/>
    </style:style>
    <style:style style:name="P11" style:family="paragraph" style:parent-style-name="Text_20_body" style:list-style-name="L1">
      <style:text-properties officeooo:rsid="00219f54" officeooo:paragraph-rsid="00219f54"/>
    </style:style>
    <style:style style:name="P12" style:family="paragraph" style:parent-style-name="Text_20_body" style:list-style-name="L1">
      <style:text-properties officeooo:rsid="00219f54" officeooo:paragraph-rsid="00236821"/>
    </style:style>
    <style:style style:name="P13" style:family="paragraph" style:parent-style-name="Text_20_body" style:list-style-name="L1">
      <style:text-properties officeooo:rsid="0021a6a8" officeooo:paragraph-rsid="0021a6a8"/>
    </style:style>
    <style:style style:name="P14" style:family="paragraph" style:parent-style-name="Heading_20_2">
      <style:text-properties officeooo:paragraph-rsid="000e17a7"/>
    </style:style>
    <style:style style:name="P15" style:family="paragraph" style:parent-style-name="Heading_20_2">
      <style:text-properties officeooo:rsid="00276e08" officeooo:paragraph-rsid="00276e08"/>
    </style:style>
    <style:style style:name="P16" style:family="paragraph" style:parent-style-name="Heading_20_2">
      <style:paragraph-properties fo:break-before="page"/>
    </style:style>
    <style:style style:name="P17" style:family="paragraph" style:parent-style-name="Heading_20_5">
      <style:text-properties officeooo:rsid="001c3d0c" officeooo:paragraph-rsid="001df527"/>
    </style:style>
    <style:style style:name="P18" style:family="paragraph" style:parent-style-name="Heading_20_5">
      <style:text-properties officeooo:rsid="001febdd" officeooo:paragraph-rsid="001febdd"/>
    </style:style>
    <style:style style:name="P19" style:family="paragraph" style:parent-style-name="Heading_20_5">
      <style:text-properties officeooo:paragraph-rsid="00317530"/>
    </style:style>
    <style:style style:name="P20" style:family="paragraph" style:parent-style-name="Heading_20_5">
      <style:text-properties officeooo:paragraph-rsid="0033056b"/>
    </style:style>
    <style:style style:name="P21" style:family="paragraph" style:parent-style-name="Heading_20_5">
      <style:text-properties officeooo:paragraph-rsid="0035cf7c"/>
    </style:style>
    <style:style style:name="P22" style:family="paragraph">
      <style:paragraph-properties fo:text-align="center"/>
    </style:style>
    <style:style style:name="T1" style:family="text">
      <style:text-properties officeooo:rsid="00236821"/>
    </style:style>
    <style:style style:name="T2" style:family="text">
      <style:text-properties officeooo:rsid="002dc8c0"/>
    </style:style>
    <style:style style:name="T3" style:family="text">
      <style:text-properties officeooo:rsid="002f77f4"/>
    </style:style>
    <style:style style:name="T4" style:family="text">
      <style:text-properties officeooo:rsid="00317530"/>
    </style:style>
    <style:style style:name="T5" style:family="text">
      <style:text-properties officeooo:rsid="0033056b"/>
    </style:style>
    <style:style style:name="T6" style:family="text">
      <style:text-properties officeooo:rsid="0035cf7c"/>
    </style:style>
    <style:style style:name="T7" style:family="text">
      <style:text-properties fo:font-weight="bold" style:font-weight-asian="bold" style:font-weight-complex="bold"/>
    </style:style>
    <style:style style:name="T8" style:family="text">
      <style:text-properties fo:font-weight="bold" officeooo:rsid="0035cf7c"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Arrowheads_20_1" draw:marker-end="Arrowheads_20_1" draw:fill="solid"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line text:anchor-type="paragraph" draw:z-index="1" draw:style-name="gr2" draw:text-style-name="P22" svg:x1="-0.019cm" svg:y1="2.588cm" svg:x2="17.232cm" svg:y2="2.588cm"><text:p/></draw:line>Market Analysis Distribution</text:h>
      <text:h text:style-name="P14" text:outline-level="2">INTRODUCTION AND OBJECTIVES</text:h>
      <text:p text:style-name="P2"/>
      <text:h text:style-name="P17" text:outline-level="5">Introduction:</text:h>
      <text:p text:style-name="P3"><draw:line text:anchor-type="paragraph" draw:z-index="0" draw:style-name="gr1" draw:text-style-name="P22" svg:x1="0.007cm" svg:y1="-0.093cm" svg:x2="9.167cm" svg:y2="-0.093cm"><text:p/></draw:line>The Market Analysis Distribution (MAD) is an online application which distributes stock, currency, mutual funds, debentures and other market research and analysis data. Basically MAD works like a market-place application, any analyst whether it is an individual or a company both can upload there market reasearch data on the application and they can also decide whether it is free of cost or it should be a paid data and if it is a paid data then they can decide the price for that data to display to clients (customers). And a part (% percentage) of thier data price will be distribute between web application owner and analyst. The MAD also have clients (customers) and analyst interation program where any client can contact to any analyst using private message functionality and they can ask any question related to that analysis, but this facility has some conditions that I will discribe below in the project.</text:p>
      <text:h text:style-name="P18" text:outline-level="5"><draw:line text:anchor-type="paragraph" draw:z-index="3" draw:style-name="gr1" draw:text-style-name="P22" svg:x1="0.007cm" svg:y1="0.753cm" svg:x2="9.167cm" svg:y2="0.753cm"><text:p/></draw:line>Objectives:</text:h>
      <text:p text:style-name="P4">Objectives of this application is as following: -</text:p>
      <text:list xml:id="list1136543718409457879" text:style-name="L1">
        <text:list-item>
          <text:p text:style-name="P11">Sharing market research data for stock, currency, mutual funds, debentures and IPO etc.</text:p>
        </text:list-item>
        <text:list-item>
          <text:p text:style-name="P12"><text:span text:style-name="T1">A</text:span>nalyst can provide world wide services with few simple steps <text:span text:style-name="T1">and he can gain commission</text:span>.</text:p>
        </text:list-item>
        <text:list-item>
          <text:p text:style-name="P12">Let clients avail the services of analyst so that client can earn major profite.</text:p>
        </text:list-item>
        <text:list-item>
          <text:p text:style-name="P11">Earning commission on each research data sale.</text:p>
        </text:list-item>
        <text:list-item>
          <text:p text:style-name="P13">Create a big network of investors, so that we can provide more service in future on the same application.</text:p>
        </text:list-item>
      </text:list>
      <text:p text:style-name="P5"/>
      <text:h text:style-name="P15" text:outline-level="2"><draw:line text:anchor-type="paragraph" draw:z-index="2" draw:style-name="gr2" draw:text-style-name="P22" svg:x1="-0.019cm" svg:y1="1.205cm" svg:x2="17.232cm" svg:y2="1.205cm"><text:p/></draw:line>PROJECT CATEGORY</text:h>
      <text:p text:style-name="P6"/>
      <text:h text:style-name="Heading_20_5" text:outline-level="5"><draw:line text:anchor-type="paragraph" draw:z-index="4" draw:style-name="gr1" draw:text-style-name="P22" svg:x1="0.007cm" svg:y1="0.753cm" svg:x2="9.167cm" svg:y2="0.753cm"><text:p/></draw:line>Categor<text:span text:style-name="T3">ies</text:span>:</text:h>
      <text:p text:style-name="P7">E-Commerce, Market-place, Content Management, <text:span text:style-name="T2">Knowledge Sharing, Business Network</text:span></text:p>
      <text:h text:style-name="P16" text:outline-level="2"><draw:line text:anchor-type="paragraph" draw:z-index="5" draw:style-name="gr2" draw:text-style-name="P22" svg:x1="-0.019cm" svg:y1="1.205cm" svg:x2="17.232cm" svg:y2="1.205cm"><text:p/></draw:line>HARDWARE &amp; SOFTWARE REQUIREMENT</text:h>
      <text:p text:style-name="Text_20_body"/>
      <text:h text:style-name="P19" text:outline-level="5"><draw:line text:anchor-type="paragraph" draw:z-index="6" draw:style-name="gr1" draw:text-style-name="P22" svg:x1="0.007cm" svg:y1="0.753cm" svg:x2="9.167cm" svg:y2="0.753cm"><text:p/></draw:line><text:span text:style-name="T4">Hardware Configuration for server</text:span>:</text:h>
      <text:p text:style-name="P8"><text:span text:style-name="T7">Processor: -</text:span> Minimum Dual-core<text:line-break/><text:span text:style-name="T7">Random Access Memory: -</text:span> Minimum 2 GB<text:line-break/><text:span text:style-name="T7">Hard Disk Drive: -</text:span> Minimum 80 GB<text:line-break/></text:p>
      <text:h text:style-name="P20" text:outline-level="5"><draw:line text:anchor-type="paragraph" draw:z-index="7" draw:style-name="gr1" draw:text-style-name="P22" svg:x1="0.007cm" svg:y1="0.753cm" svg:x2="9.167cm" svg:y2="0.753cm"><text:p/></draw:line><text:span text:style-name="T5">Network Configuration for server</text:span>:</text:h>
      <text:p text:style-name="P9"><text:span text:style-name="T7">Internet Protocol: -</text:span> One static IP for configuring web application to that IP<text:line-break/><text:span text:style-name="T8">Internet: -</text:span><text:span text:style-name="T6"> Bandwidth minimum upto 2Mbps</text:span><text:line-break/></text:p>
      <text:h text:style-name="P21" text:outline-level="5"><draw:line text:anchor-type="paragraph" draw:z-index="8" draw:style-name="gr1" draw:text-style-name="P22" svg:x1="0.007cm" svg:y1="0.753cm" svg:x2="9.167cm" svg:y2="0.753cm"><text:p/></draw:line><text:span text:style-name="T6">Software Configuration for server</text:span>:</text:h>
      <text:p text:style-name="P10"><text:span text:style-name="T8">Operating System: -</text:span><text:span text:style-name="T6"> Should be any server operating system. Ubuntu (Linux) prefered.<text:line-break/></text:span><text:span text:style-name="T8">Server: -</text:span><text:span text:style-name="T6"> Apache 2.4 +<text:line-break/></text:span><text:span text:style-name="T8">Database: -</text:span><text:span text:style-name="T6"> Mysql 5 +<text:line-break/></text:span><text:span text:style-name="T8">Script: -</text:span><text:span text:style-name="T6"> php 5.3 +</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17a7" officeooo:paragraph-rsid="000e17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arket Analysis Distribu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2:17:33.944512253</meta:creation-date>
    <dc:date>2014-12-08T17:48:34.529099102</dc:date>
    <meta:editing-duration>PT1H23M54S</meta:editing-duration>
    <meta:editing-cycles>47</meta:editing-cycles>
    <meta:generator>LibreOffice/4.2.7.2$Linux_X86_64 LibreOffice_project/420m0$Build-2</meta:generator>
    <meta:document-statistic meta:table-count="0" meta:image-count="0" meta:object-count="0" meta:page-count="2" meta:paragraph-count="22" meta:word-count="336" meta:character-count="2094" meta:non-whitespace-character-count="1781"/>
  </office:meta>
</office:document-meta>
</file>